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0e86bc"/>
    </style:style>
    <style:style style:name="P2" style:family="paragraph" style:parent-style-name="Standard">
      <style:text-properties fo:language="en" fo:country="US" officeooo:rsid="000e86bc" officeooo:paragraph-rsid="000e86bc"/>
    </style:style>
    <style:style style:name="P3" style:family="paragraph" style:parent-style-name="Standard">
      <style:text-properties fo:language="en" fo:country="US" officeooo:rsid="000f930e" officeooo:paragraph-rsid="000f930e"/>
    </style:style>
    <style:style style:name="P4" style:family="paragraph" style:parent-style-name="Standard">
      <style:text-properties fo:language="en" fo:country="US" officeooo:rsid="0014ed35" officeooo:paragraph-rsid="0014ed35"/>
    </style:style>
    <style:style style:name="P5" style:family="paragraph" style:parent-style-name="Heading_20_1" style:master-page-name="Standard">
      <style:paragraph-properties style:page-number="auto"/>
      <style:text-properties fo:language="en" fo:country="US"/>
    </style:style>
    <style:style style:name="P6" style:family="paragraph" style:parent-style-name="code">
      <style:text-properties fo:language="zxx" fo:country="none" officeooo:paragraph-rsid="00192395" style:language-asian="zxx" style:country-asian="none" style:language-complex="zxx" style:country-complex="none"/>
    </style:style>
    <style:style style:name="P7" style:family="paragraph" style:parent-style-name="code">
      <style:text-properties fo:language="zxx" fo:country="none" officeooo:rsid="00192395" officeooo:paragraph-rsid="00192395" style:language-asian="zxx" style:country-asian="none" style:language-complex="zxx" style:country-complex="none"/>
    </style:style>
    <style:style style:name="P8" style:family="paragraph" style:parent-style-name="code">
      <style:text-properties fo:language="zxx" fo:country="none" officeooo:rsid="001ce374" officeooo:paragraph-rsid="001ce374" style:language-asian="zxx" style:country-asian="none" style:language-complex="zxx" style:country-complex="none"/>
    </style:style>
    <style:style style:name="P9" style:family="paragraph" style:parent-style-name="code">
      <style:text-properties fo:language="zxx" fo:country="none" officeooo:rsid="001d4a00" officeooo:paragraph-rsid="001d4a00" style:language-asian="zxx" style:country-asian="none" style:language-complex="zxx" style:country-complex="none"/>
    </style:style>
    <style:style style:name="P10" style:family="paragraph" style:parent-style-name="code">
      <style:text-properties fo:language="zxx" fo:country="none" officeooo:paragraph-rsid="001d4a00" style:language-asian="zxx" style:country-asian="none" style:language-complex="zxx" style:country-complex="none"/>
    </style:style>
    <style:style style:name="P11" style:family="paragraph" style:parent-style-name="code">
      <style:text-properties fo:language="zxx" fo:country="none" officeooo:rsid="0023238a" officeooo:paragraph-rsid="0023238a" style:language-asian="zxx" style:country-asian="none" style:language-complex="zxx" style:country-complex="none"/>
    </style:style>
    <style:style style:name="T1" style:family="text">
      <style:text-properties officeooo:rsid="000e86bc"/>
    </style:style>
    <style:style style:name="T2" style:family="text">
      <style:text-properties officeooo:rsid="000f930e"/>
    </style:style>
    <style:style style:name="T3" style:family="text">
      <style:text-properties officeooo:rsid="00115cd5"/>
    </style:style>
    <style:style style:name="T4" style:family="text">
      <style:text-properties officeooo:rsid="00192395"/>
    </style:style>
    <style:style style:name="T5" style:family="text">
      <style:text-properties officeooo:rsid="001a3e04"/>
    </style:style>
    <style:style style:name="T6" style:family="text">
      <style:text-properties officeooo:rsid="001d4a00"/>
    </style:style>
    <style:style style:name="T7" style:family="text">
      <style:text-properties officeooo:rsid="001e6e6b"/>
    </style:style>
    <style:style style:name="T8" style:family="text">
      <style:text-properties officeooo:rsid="0020aef0"/>
    </style:style>
    <style:style style:name="T9" style:family="text">
      <style:text-properties officeooo:rsid="0021b0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Justoop</text:h>
      <text:p text:style-name="P1"><text:span text:style-name="T1">Justoop is a JavaScript library of about 8Kb that provides a support for defining classes </text:span></text:p>
      <text:h text:style-name="Heading_20_2" text:outline-level="2">Main features</text:h>
      <text:p text:style-name="P3">Namespaces</text:p>
      <text:p text:style-name="P2"><text:span text:style-name="T2">W</text:span>orks on browser and <text:span text:style-name="T3">N</text:span>ode.js </text:p>
      <text:p text:style-name="P2">Multiple inheritance</text:p>
      <text:p text:style-name="P2">Ability to change classes at runtime</text:p>
      <text:p text:style-name="P2"/>
      <text:p text:style-name="P2"/>
      <text:p text:style-name="P4">Examples:</text:p>
      <text:p text:style-name="P4"/>
      <text:p text:style-name="code">var subclass = justoop.subclass;</text:p>
      <text:p text:style-name="P6">var Animal = function <text:span text:style-name="T4">((Base){</text:span></text:p>
      <text:p text:style-name="P6"/>
      <text:p text:style-name="P6"><text:tab/><text:span text:style-name="T6">function constructor(sound)</text:span></text:p>
      <text:p text:style-name="P9"><text:tab/>{</text:p>
      <text:p text:style-name="P9"><text:tab/><text:tab/><text:span text:style-name="T7">this._sound = sound;</text:span></text:p>
      <text:p text:style-name="P9"><text:tab/>}</text:p>
      <text:p text:style-name="P9"/>
      <text:p text:style-name="P6"><text:span text:style-name="T4"><text:tab/>function doSound()</text:span></text:p>
      <text:p text:style-name="P7"><text:tab/>{</text:p>
      <text:p text:style-name="P7"><text:tab/><text:tab/><text:span text:style-name="T5">return "this animal makes "+this._sound;</text:span></text:p>
      <text:p text:style-name="P7"><text:tab/>}</text:p>
      <text:p text:style-name="P7"/>
      <text:p text:style-name="P6"><text:tab/><text:span text:style-name="T4">return subclass ({</text:span></text:p>
      <text:p text:style-name="P10"><text:span text:style-name="T6"><text:tab/>constructor: constructor,</text:span></text:p>
      <text:p text:style-name="P6"><text:tab/><text:span text:style-name="T4">doSound: doSound</text:span></text:p>
      <text:p text:style-name="P6"><text:span text:style-name="T4">}, Base)</text:span></text:p>
      <text:p text:style-name="P6"><text:span text:style-name="T4">})(Object);</text:span></text:p>
      <text:p text:style-name="P6"/>
      <text:p text:style-name="P8">var a = new Animal("<text:span text:style-name="T9">moo"</text:span>);</text:p>
      <text:p text:style-name="P11">console.log(a.doSound());</text:p>
      <text:p text:style-name="P11"/>
      <text:p text:style-name="P1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default-outline-level="1" style:list-style-name="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style:text-properties style:font-name="Courier 10 Pitch" fo:font-family="'Courier 10 Pitch'" style:font-style-name="Regular" style:font-pitch="fixed" fo:language="en" fo:country="US" officeooo:rsid="0014ed35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este Notelli</meta:initial-creator>
    <meta:creation-date>2014-10-24T13:44:56.720625336</meta:creation-date>
    <dc:date>2014-10-24T15:25:22.460494635</dc:date>
    <dc:creator>Oreste Notelli</dc:creator>
    <meta:editing-duration>PT56M15S</meta:editing-duration>
    <meta:editing-cycles>20</meta:editing-cycles>
    <meta:generator>LibreOffice/4.3.2.2$Linux_x86 LibreOffice_project/430m0$Build-2</meta:generator>
    <meta:document-statistic meta:table-count="0" meta:image-count="0" meta:object-count="0" meta:page-count="1" meta:paragraph-count="25" meta:word-count="74" meta:character-count="527" meta:non-whitespace-character-count="463"/>
  </office:meta>
</office:document-meta>
</file>